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riam Libre" svg:font-family="'Miriam Libre'" style:font-pitch="variable"/>
    <style:font-face style:name="ROBOTO BLACK" svg:font-family="'ROBOTO BLACK'" style:font-family-generic="system" style:font-pitch="variable"/>
    <style:font-face style:name="Roboto" svg:font-family="Robot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3654in" fo:margin-right="5.3071in" fo:margin-top="0.9256in" fo:margin-bottom="0in" style:contextual-spacing="false" fo:line-height="75%" style:page-number="auto">
        <style:tab-stops/>
      </style:paragraph-properties>
      <style:text-properties officeooo:paragraph-rsid="000ad592"/>
    </style:style>
    <style:style style:name="P2" style:family="paragraph" style:parent-style-name="Body_20_Text">
      <style:text-properties style:font-name="Miriam Libre" fo:font-size="10pt" fo:font-weight="bold" style:font-size-asian="10pt" style:font-weight-asian="bold"/>
    </style:style>
    <style:style style:name="P3" style:family="paragraph" style:parent-style-name="Body_20_Text">
      <style:paragraph-properties fo:margin-top="0.1437in" fo:margin-bottom="0in" style:contextual-spacing="false"/>
      <style:text-properties style:font-name="Miriam Libre" fo:font-size="10pt" fo:font-weight="bold" style:font-size-asian="10pt" style:font-weight-asian="bold"/>
    </style:style>
    <style:style style:name="P4" style:family="paragraph" style:parent-style-name="Normal">
      <style:paragraph-properties fo:margin-left="0.3654in" fo:margin-top="0.0701in" fo:margin-bottom="0in" style:contextual-spacing="false" fo:line-height="0.75in">
        <style:tab-stops/>
      </style:paragraph-properties>
    </style:style>
    <style:style style:name="P5" style:family="paragraph" style:parent-style-name="Normal">
      <style:paragraph-properties fo:margin-left="0.3654in" fo:line-height="0.5945in">
        <style:tab-stops/>
      </style:paragraph-properties>
    </style:style>
    <style:style style:name="P6" style:family="paragraph">
      <loext:graphic-properties draw:fill="solid" draw:fill-color="#259ae6" draw:opacity="100%"/>
    </style:style>
    <style:style style:name="P7" style:family="paragraph" style:parent-style-name="Body_20_Text">
      <style:paragraph-properties fo:margin-left="0.3654in" fo:margin-right="0.6819in" fo:margin-top="0.1256in" fo:margin-bottom="0in" style:contextual-spacing="false" fo:line-height="105%" fo:break-before="column">
        <style:tab-stops/>
      </style:paragraph-properties>
    </style:style>
    <style:style style:name="P8" style:family="paragraph" style:parent-style-name="Heading_20_1" style:master-page-name="MP2">
      <style:paragraph-properties fo:margin-top="0.2799in" fo:margin-bottom="0in" style:contextual-spacing="false" style:page-number="auto" fo:break-before="page"/>
    </style:style>
    <style:style style:name="P9" style:family="paragraph">
      <loext:graphic-properties draw:fill="none"/>
    </style:style>
    <style:style style:name="P10" style:family="paragraph" style:parent-style-name="Body_20_Text">
      <style:text-properties style:font-name="Miriam Libre" fo:font-weight="bold" style:font-weight-asian="bold"/>
    </style:style>
    <style:style style:name="P11" style:family="paragraph" style:parent-style-name="Body_20_Text">
      <style:paragraph-properties fo:margin-top="0.2165in" fo:margin-bottom="0in" style:contextual-spacing="false"/>
      <style:text-properties style:font-name="Miriam Libre" fo:font-weight="bold" style:font-weight-asian="bold"/>
    </style:style>
    <style:style style:name="P12" style:family="paragraph" style:parent-style-name="Heading_20_3" style:list-style-name="L1">
      <style:paragraph-properties>
        <style:tab-stops>
          <style:tab-stop style:position="0in"/>
        </style:tab-stops>
      </style:paragraph-properties>
    </style:style>
    <style:style style:name="P13" style:family="paragraph" style:parent-style-name="Body_20_Text">
      <style:paragraph-properties fo:margin-left="5.4327in" fo:margin-top="0.0264in" fo:margin-bottom="0in" style:contextual-spacing="false">
        <style:tab-stops/>
      </style:paragraph-properties>
    </style:style>
    <style:style style:name="P14" style:family="paragraph" style:parent-style-name="Body_20_Text">
      <style:paragraph-properties fo:margin-top="0.0535in" fo:margin-bottom="0in" style:contextual-spacing="false"/>
      <style:text-properties fo:color="#ffffff" loext:opacity="100%" style:font-name="Miriam Libre"/>
    </style:style>
    <style:style style:name="P15" style:family="paragraph" style:parent-style-name="Heading_20_3" style:list-style-name="L1">
      <style:paragraph-properties>
        <style:tab-stops>
          <style:tab-stop style:position="0in"/>
        </style:tab-stops>
      </style:paragraph-properties>
      <style:text-properties officeooo:paragraph-rsid="000ad592"/>
    </style:style>
    <style:style style:name="P16" style:family="paragraph" style:parent-style-name="Body_20_Text">
      <style:paragraph-properties fo:margin-left="5.4327in" fo:margin-top="0.0264in" fo:margin-bottom="0in" style:contextual-spacing="false">
        <style:tab-stops/>
      </style:paragraph-properties>
      <style:text-properties officeooo:paragraph-rsid="000ad592"/>
    </style:style>
    <style:style style:name="P17" style:family="paragraph" style:parent-style-name="Body_20_Text">
      <style:paragraph-properties fo:margin-top="0.0528in" fo:margin-bottom="0in" style:contextual-spacing="false"/>
      <style:text-properties fo:color="#ffffff" loext:opacity="100%" style:font-name="Miriam Libre"/>
    </style:style>
    <style:style style:name="P18" style:family="paragraph" style:parent-style-name="Body_20_Text">
      <style:paragraph-properties fo:margin-left="5.4327in" fo:margin-right="0.7953in" fo:margin-top="0.0264in" fo:margin-bottom="0in" style:contextual-spacing="false" fo:line-height="105%">
        <style:tab-stops/>
      </style:paragraph-properties>
    </style:style>
    <style:style style:name="P19" style:family="paragraph" style:parent-style-name="Heading_20_3">
      <style:paragraph-properties fo:margin-left="4.2146in" fo:text-indent="0in" style:auto-text-indent="false">
        <style:tab-stops>
          <style:tab-stop style:position="1.2181in"/>
        </style:tab-stops>
      </style:paragraph-properties>
      <style:text-properties officeooo:paragraph-rsid="000ad592"/>
    </style:style>
    <style:style style:name="P20" style:family="paragraph" style:parent-style-name="Body_20_Text">
      <style:paragraph-properties fo:margin-left="5.4327in" fo:margin-right="0.7953in" fo:margin-top="0.0264in" fo:margin-bottom="0in" style:contextual-spacing="false" fo:line-height="105%">
        <style:tab-stops/>
      </style:paragraph-properties>
      <style:text-properties officeooo:paragraph-rsid="000ad592"/>
    </style:style>
    <style:style style:name="P21" style:family="paragraph" style:parent-style-name="Body_20_Text">
      <style:text-properties style:font-name="Miriam Libre"/>
    </style:style>
    <style:style style:name="P22" style:family="paragraph" style:parent-style-name="Body_20_Text">
      <style:paragraph-properties fo:margin-top="0.1354in" fo:margin-bottom="0in" style:contextual-spacing="false"/>
      <style:text-properties style:font-name="Miriam Libre"/>
    </style:style>
    <style:style style:name="P23" style:family="paragraph" style:parent-style-name="Normal">
      <style:paragraph-properties fo:margin-left="7.8035in" fo:text-align="end" style:justify-single-word="false">
        <style:tab-stops>
          <style:tab-stop style:position="3.8425in"/>
        </style:tab-stops>
      </style:paragraph-properties>
    </style:style>
    <style:style style:name="P24" style:family="paragraph" style:parent-style-name="Body_20_Text" style:master-page-name="MP3">
      <style:paragraph-properties fo:margin-left="-0.472in" fo:margin-right="-0.0102in" fo:line-height="0.0138in" style:page-number="auto" fo:break-before="page">
        <style:tab-stops/>
      </style:paragraph-properties>
    </style:style>
    <style:style style:name="P25" style:family="paragraph" style:parent-style-name="Heading_20_1">
      <style:paragraph-properties fo:margin-top="1.5008in" fo:margin-bottom="0in" style:contextual-spacing="false"/>
    </style:style>
    <style:style style:name="P26" style:family="paragraph" style:parent-style-name="Heading_20_2">
      <style:paragraph-properties fo:margin-left="0.2937in" fo:margin-right="6.3508in" fo:margin-top="0.8102in" fo:margin-bottom="0in" style:contextual-spacing="false" fo:line-height="105%">
        <style:tab-stops/>
      </style:paragraph-properties>
    </style:style>
    <style:style style:name="P27" style:family="paragraph">
      <loext:graphic-properties draw:fill="solid" draw:fill-color="#369ae6" draw:opacity="100%"/>
    </style:style>
    <style:style style:name="P28" style:family="paragraph">
      <loext:graphic-properties draw:fill="solid" draw:fill-color="#ffffff" draw:opacity="100%"/>
    </style:style>
    <style:style style:name="P29" style:family="paragraph" style:parent-style-name="Body_20_Text">
      <style:paragraph-properties fo:margin-left="0.2937in" fo:margin-right="5.5398in" fo:margin-top="0.3173in" fo:margin-bottom="0in" style:contextual-spacing="false" fo:line-height="105%">
        <style:tab-stops/>
      </style:paragraph-properties>
    </style:style>
    <style:style style:name="P30" style:family="paragraph">
      <loext:graphic-properties draw:fill="none" draw:fill-color="#ffffff"/>
    </style:style>
    <style:style style:name="P31" style:family="paragraph">
      <loext:graphic-properties draw:fill="none" draw:fill-color="#ffffff"/>
      <style:text-properties fo:color="#ffffff" loext:opacity="100%" style:font-name="Miriam Libre" fo:font-size="16pt" style:font-size-asian="16pt" style:font-size-complex="16pt"/>
    </style:style>
    <style:style style:name="P32" style:family="paragraph" style:parent-style-name="Body_20_Text">
      <style:paragraph-properties fo:margin-top="0.0445in" fo:margin-bottom="0in" style:contextual-spacing="false"/>
      <style:text-properties style:font-name="Miriam Libre"/>
    </style:style>
    <style:style style:name="P33" style:family="paragraph" style:parent-style-name="Body_20_Text">
      <style:paragraph-properties fo:margin-left="0.2937in" fo:margin-right="5.5398in" fo:line-height="105%">
        <style:tab-stops/>
      </style:paragraph-properties>
    </style:style>
    <style:style style:name="P34" style:family="paragraph" style:parent-style-name="Body_20_Text">
      <style:paragraph-properties fo:margin-top="0.3484in" fo:margin-bottom="0in" style:contextual-spacing="false"/>
      <style:text-properties style:font-name="Miriam Libre"/>
    </style:style>
    <style:style style:name="P35" style:family="paragraph" style:parent-style-name="Normal">
      <style:paragraph-properties fo:margin-left="7.8035in" fo:text-align="end" style:justify-single-word="false">
        <style:tab-stops>
          <style:tab-stop style:position="3.8425in"/>
        </style:tab-stops>
      </style:paragraph-properties>
      <style:text-properties officeooo:paragraph-rsid="0009e898"/>
    </style:style>
    <style:style style:name="P36" style:family="paragraph" style:parent-style-name="Body_20_Text" style:master-page-name="MP4">
      <style:paragraph-properties fo:margin-left="-0.472in" fo:margin-right="-0.0102in" fo:line-height="0.0138in" style:page-number="auto" fo:break-before="page">
        <style:tab-stops/>
      </style:paragraph-properties>
    </style:style>
    <style:style style:name="P37" style:family="paragraph" style:parent-style-name="Body_20_Text">
      <style:text-properties style:font-name="Miriam Libre" fo:font-size="27pt" style:font-size-asian="27pt"/>
    </style:style>
    <style:style style:name="P38" style:family="paragraph" style:parent-style-name="Body_20_Text">
      <style:text-properties fo:color="#000000" loext:opacity="100%" style:font-name="Miriam Libre" fo:font-size="27pt" style:font-size-asian="27pt"/>
    </style:style>
    <style:style style:name="P39" style:family="paragraph" style:parent-style-name="Body_20_Text">
      <style:paragraph-properties fo:margin-top="0.2299in" fo:margin-bottom="0in" style:contextual-spacing="false"/>
    </style:style>
    <style:style style:name="P40" style:family="paragraph">
      <loext:graphic-properties draw:fill="solid" draw:fill-color="#dce6f2" draw:opacity="100%"/>
    </style:style>
    <style:style style:name="P41" style:family="paragraph" style:parent-style-name="Heading_20_2">
      <style:paragraph-properties fo:margin-left="4.6339in" fo:margin-top="0.0008in" fo:margin-bottom="0in" style:contextual-spacing="false">
        <style:tab-stops/>
      </style:paragraph-properties>
    </style:style>
    <style:style style:name="P42" style:family="paragraph" style:parent-style-name="Body_20_Text">
      <style:paragraph-properties fo:margin-left="4.6339in" fo:margin-top="0.2228in" fo:margin-bottom="0in" style:contextual-spacing="false" fo:line-height="105%">
        <style:tab-stops/>
      </style:paragraph-properties>
    </style:style>
    <style:style style:name="P43" style:family="paragraph">
      <style:text-properties fo:color="#000000" loext:opacity="100%"/>
    </style:style>
    <style:style style:name="P44" style:family="paragraph">
      <loext:graphic-properties draw:fill="none" draw:fill-color="#ffffff"/>
      <style:text-properties fo:color="#000000" loext:opacity="100%" style:font-name="Miriam Libre" fo:font-size="16pt" style:font-size-asian="16pt" style:font-size-complex="16pt"/>
    </style:style>
    <style:style style:name="P45" style:family="paragraph" style:parent-style-name="Body_20_Text">
      <style:text-properties style:font-name="Miriam Libre" fo:font-size="10pt" style:font-size-asian="10pt"/>
    </style:style>
    <style:style style:name="P46" style:family="paragraph" style:parent-style-name="Body_20_Text">
      <style:paragraph-properties fo:margin-top="0.0362in" fo:margin-bottom="0in" style:contextual-spacing="false"/>
      <style:text-properties style:font-name="Miriam Libre" fo:font-size="10pt" style:font-size-asian="10pt"/>
    </style:style>
    <style:style style:name="P47" style:family="paragraph" style:parent-style-name="Heading_20_2" style:master-page-name="">
      <loext:graphic-properties draw:fill="none"/>
      <style:paragraph-properties fo:margin-left="4.6339in" fo:margin-right="0in" fo:margin-top="0.1118in" fo:margin-bottom="0in" style:contextual-spacing="false" fo:line-height="105%" fo:text-align="start" style:justify-single-word="false" fo:hyphenation-ladder-count="no-limit" fo:hyphenation-keep="auto" loext:hyphenation-keep-type="column"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Body_20_Text">
      <style:paragraph-properties fo:margin-left="4.6339in" fo:margin-top="0.1929in" fo:margin-bottom="0in" style:contextual-spacing="false" fo:line-height="105%">
        <style:tab-stops/>
      </style:paragraph-properties>
    </style:style>
    <style:style style:name="P49" style:family="paragraph" style:parent-style-name="Heading_20_2">
      <style:paragraph-properties fo:break-before="column"/>
    </style:style>
    <style:style style:name="P50" style:family="paragraph" style:parent-style-name="Body_20_Text">
      <style:paragraph-properties fo:margin-left="0.9429in" fo:margin-right="0.1311in" fo:margin-top="0.2161in" fo:margin-bottom="0in" style:contextual-spacing="false" fo:line-height="105%">
        <style:tab-stops/>
      </style:paragraph-properties>
    </style:style>
    <style:style style:name="P51" style:family="paragraph" style:parent-style-name="Body_20_Text">
      <style:paragraph-properties fo:margin-top="0.1756in" fo:margin-bottom="0in" style:contextual-spacing="false"/>
      <style:text-properties style:font-name="Miriam Libre" fo:font-size="10pt" style:font-size-asian="10pt"/>
    </style:style>
    <style:style style:name="P52" style:family="paragraph" style:parent-style-name="Normal">
      <style:paragraph-properties fo:margin-left="0.3902in" fo:margin-right="0.0264in" fo:margin-top="0.1165in" fo:margin-bottom="0in" style:contextual-spacing="false" fo:line-height="105%">
        <style:tab-stops/>
      </style:paragraph-properties>
    </style:style>
    <style:style style:name="P53" style:family="paragraph" style:parent-style-name="Body_20_Text" style:master-page-name="">
      <loext:graphic-properties draw:fill="none"/>
      <style:paragraph-properties fo:margin-left="0.3898in" fo:margin-right="0.3937in" fo:margin-top="0.0909in" fo:margin-bottom="0in" style:contextual-spacing="false" fo:line-height="105%" fo:hyphenation-ladder-count="no-limit" fo:hyphenation-keep="auto" loext:hyphenation-keep-type="column"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Body_20_Text">
      <style:paragraph-properties fo:margin-top="0.3555in" fo:margin-bottom="0in" style:contextual-spacing="false"/>
      <style:text-properties style:font-name="Miriam Libre"/>
    </style:style>
    <style:style style:name="P55" style:family="paragraph" style:parent-style-name="Heading_20_1" style:master-page-name="MP9">
      <style:paragraph-properties style:page-number="auto" fo:break-before="page"/>
    </style:style>
    <style:style style:name="P56" style:family="paragraph" style:parent-style-name="Heading_20_2" style:master-page-name="">
      <loext:graphic-properties draw:fill="none"/>
      <style:paragraph-properties fo:margin-left="0in" fo:margin-right="0in" fo:margin-top="0.5201in" fo:margin-bottom="0in" style:contextual-spacing="false" fo:line-height="121%" fo:hyphenation-ladder-count="no-limit" fo:hyphenation-keep="auto" loext:hyphenation-keep-type="column"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7" style:family="paragraph" style:parent-style-name="Body_20_Text">
      <loext:graphic-properties draw:fill="none"/>
      <style:paragraph-properties fo:margin-left="0in" fo:margin-right="0in" fo:margin-top="0.2791in" fo:margin-bottom="0in" style:contextual-spacing="false" fo:hyphenation-ladder-count="no-limit" fo:hyphenation-keep="auto" loext:hyphenation-keep-type="column" fo:text-indent="0in" style:auto-text-indent="false" fo:background-color="transparent"/>
      <style:text-properties style:font-name="Miriam Libre" fo:font-weight="bold" style:font-weight-asian="bold" fo:hyphenate="false" loext:hyphenation-no-caps="false" loext:hyphenation-no-last-word="false" loext:hyphenation-word-char-count="no-limit" loext:hyphenation-zone="no-limit"/>
    </style:style>
    <style:style style:name="P58" style:family="paragraph" style:parent-style-name="Body_20_Text">
      <loext:graphic-properties draw:fill="none"/>
      <style:paragraph-properties fo:margin-left="0in" fo:margin-right="0in" fo:line-height="105%" fo:hyphenation-ladder-count="no-limit" fo:hyphenation-keep="auto" loext:hyphenation-keep-type="column"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59" style:family="paragraph" style:parent-style-name="Body_20_Text">
      <loext:graphic-properties draw:fill="none"/>
      <style:paragraph-properties fo:margin-left="0in" fo:margin-right="0in" fo:margin-top="0.0008in" fo:margin-bottom="0in" style:contextual-spacing="false" fo:line-height="105%" fo:hyphenation-ladder-count="no-limit" fo:hyphenation-keep="auto" loext:hyphenation-keep-type="column"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T1" style:family="text">
      <style:text-properties fo:color="#ffffff" loext:opacity="100%" style:font-name="Miriam Libre" fo:font-size="93.5pt" fo:letter-spacing="-0.0016in" style:font-size-asian="93.5pt"/>
    </style:style>
    <style:style style:name="T2" style:family="text">
      <style:text-properties fo:color="#ffffff" loext:opacity="100%" style:font-name="Miriam Libre" fo:font-size="93.5pt" fo:letter-spacing="0.0008in" fo:font-weight="bold" style:font-size-asian="93.5pt" style:font-weight-asian="bold"/>
    </style:style>
    <style:style style:name="T3" style:family="text">
      <style:text-properties fo:color="#ffffff" loext:opacity="100%" style:font-name="Miriam Libre" fo:font-size="93.5pt" fo:letter-spacing="-0.1126in" fo:font-weight="bold" style:font-size-asian="93.5pt" style:font-weight-asian="bold"/>
    </style:style>
    <style:style style:name="T4" style:family="text">
      <style:text-properties fo:color="#ffffff" loext:opacity="100%" style:font-name="Miriam Libre" fo:font-size="93.5pt" fo:letter-spacing="-0.0161in" fo:font-weight="bold" style:font-size-asian="93.5pt" style:font-weight-asian="bold"/>
    </style:style>
    <style:style style:name="T5" style:family="text">
      <style:text-properties fo:color="#ffffff" loext:opacity="100%" style:font-name="Miriam Libre" fo:font-size="93.5pt" fo:letter-spacing="-0.0016in" fo:font-weight="bold" style:font-size-asian="93.5pt" style:font-weight-asian="bold"/>
    </style:style>
    <style:style style:name="T6" style:family="text">
      <style:text-properties fo:color="#ffffff" loext:opacity="100%" style:font-name="Miriam Libre" fo:font-size="43pt" fo:letter-spacing="-0.0016in" fo:font-weight="bold" style:font-size-asian="43pt" style:font-weight-asian="bold"/>
    </style:style>
    <style:style style:name="T7" style:family="text">
      <style:text-properties fo:color="#ffffff" loext:opacity="100%" style:font-name="Miriam Libre" fo:font-size="34.5pt" fo:letter-spacing="-0.0071in" style:font-size-asian="34.5pt"/>
    </style:style>
    <style:style style:name="T8" style:family="text">
      <style:text-properties fo:color="#ffffff" loext:opacity="100%" style:font-name="Miriam Libre"/>
    </style:style>
    <style:style style:name="T9" style:family="text">
      <style:text-properties fo:color="#ffffff" loext:opacity="100%" style:font-name="Miriam Libre" fo:letter-spacing="-0.0016in"/>
    </style:style>
    <style:style style:name="T10" style:family="text">
      <style:text-properties fo:color="#ffffff" loext:opacity="100%" style:font-name="Miriam Libre" fo:letter-spacing="-0.0016in" style:text-scale="95%"/>
    </style:style>
    <style:style style:name="T11" style:family="text">
      <style:text-properties fo:color="#ffffff" loext:opacity="100%" style:font-name="Miriam Libre" fo:letter-spacing="-0.0035in" fo:font-weight="normal" style:font-weight-asian="normal"/>
    </style:style>
    <style:style style:name="T12" style:family="text">
      <style:text-properties fo:color="#ffffff" loext:opacity="100%" style:font-name="Miriam Libre" fo:font-weight="normal" style:font-weight-asian="normal"/>
    </style:style>
    <style:style style:name="T13" style:family="text">
      <style:text-properties fo:color="#ffffff" loext:opacity="100%" style:font-name="Miriam Libre" fo:letter-spacing="-0.0016in" style:text-scale="90%"/>
    </style:style>
    <style:style style:name="T14" style:family="text">
      <style:text-properties fo:color="#222222" loext:opacity="100%" style:font-name="Miriam Libre" fo:font-size="22.5pt" fo:letter-spacing="0.0472in" fo:font-weight="bold" style:font-size-asian="22.5pt" style:font-weight-asian="bold"/>
    </style:style>
    <style:style style:name="T15" style:family="text">
      <style:text-properties fo:color="#222222" loext:opacity="100%" style:font-name="Miriam Libre" fo:font-size="22.5pt" fo:letter-spacing="0.0472in" fo:font-weight="bold" style:font-size-asian="22.5pt" style:font-weight-asian="bold" style:text-scale="90%"/>
    </style:style>
    <style:style style:name="T16" style:family="text">
      <style:text-properties fo:color="#222222" loext:opacity="100%" style:font-name="Miriam Libre" fo:font-size="22.5pt" fo:letter-spacing="0.0472in" style:font-size-asian="22.5pt"/>
    </style:style>
    <style:style style:name="T17" style:family="text">
      <style:text-properties style:font-name="Miriam Libre" fo:font-size="1pt" style:font-size-asian="1pt"/>
    </style:style>
    <style:style style:name="T18" style:family="text">
      <style:text-properties fo:color="#379ae6" loext:opacity="100%" style:font-name="Miriam Libre" fo:letter-spacing="-0.0016in"/>
    </style:style>
    <style:style style:name="T19" style:family="text">
      <style:text-properties fo:color="#222222" loext:opacity="100%" style:font-name="Miriam Libre" fo:letter-spacing="-0.0098in"/>
    </style:style>
    <style:style style:name="T20" style:family="text">
      <style:text-properties fo:color="#ffffff" loext:opacity="100%" style:font-name="Miriam Libre" fo:font-size="16pt" style:font-size-asian="16pt" style:font-size-complex="16pt"/>
    </style:style>
    <style:style style:name="T21" style:family="text">
      <style:text-properties fo:color="#222222" loext:opacity="100%" style:font-name="Miriam Libre"/>
    </style:style>
    <style:style style:name="T22" style:family="text">
      <style:text-properties fo:color="#000000" loext:opacity="100%" style:font-name="Miriam Libre" fo:font-size="27pt" style:font-size-asian="27pt"/>
    </style:style>
    <style:style style:name="T23" style:family="text">
      <style:text-properties fo:color="#222222" loext:opacity="100%" style:font-name="Miriam Libre" fo:letter-spacing="-0.0154in"/>
    </style:style>
    <style:style style:name="T24" style:family="text">
      <style:text-properties fo:color="#000000" loext:opacity="100%" style:font-name="Miriam Libre" fo:font-size="16pt" style:font-size-asian="16pt" style:font-size-complex="16pt"/>
    </style:style>
    <style:style style:name="T25" style:family="text">
      <style:text-properties style:font-name="Miriam Libre" fo:font-size="10pt" style:font-size-asian="10pt"/>
    </style:style>
    <style:style style:name="T26" style:family="text">
      <style:text-properties fo:color="#222222" loext:opacity="100%" style:font-name="Miriam Libre" fo:letter-spacing="-0.0035in"/>
    </style:style>
    <style:style style:name="T27" style:family="text">
      <style:text-properties fo:color="#f5efeb" loext:opacity="100%" style:font-name="Miriam Libre" fo:font-size="30pt" fo:letter-spacing="-0.0028in" fo:font-weight="bold" style:font-size-asian="30pt" style:font-weight-asian="bold"/>
    </style:style>
    <style:style style:name="T28" style:family="text">
      <style:text-properties fo:color="#f5efeb" loext:opacity="100%" style:font-name="Miriam Libre"/>
    </style:style>
    <style:style style:name="T29" style:family="text">
      <style:text-properties fo:color="#369ae6" loext:opacity="100%" style:font-name="Miriam Libre" fo:letter-spacing="-0.0016in"/>
    </style:style>
    <style:style style:name="T30" style:family="text">
      <style:text-properties fo:color="#369ae6" loext:opacity="100%" style:font-name="Miriam Libre"/>
    </style:style>
    <style:style style:name="T31" style:family="text">
      <style:text-properties style:font-name="Miriam Libre" fo:letter-spacing="-0.0016in"/>
    </style:style>
    <style:style style:name="Sect1" style:family="section">
      <style:section-properties style:writing-mode="lr-tb" fo:margin-left="0in" fo:margin-right="0in" style:editable="false">
        <style:columns fo:column-count="2">
          <style:column style:rel-width="7033*" fo:start-indent="0in" fo:end-indent="2.1528in"/>
          <style:column style:rel-width="10681*" fo:start-indent="2.1528in" fo:end-indent="0in"/>
        </style:columns>
      </style:section-properties>
    </style:style>
    <style:style style:name="Sect2" style:family="section">
      <style:section-properties style:writing-mode="lr-tb" fo:margin-left="0in" fo:margin-right="0in" style:editable="false">
        <style:columns fo:column-count="2">
          <style:column style:rel-width="11286*" fo:start-indent="0in" fo:end-indent="0.0138in"/>
          <style:column style:rel-width="6428*" fo:start-indent="0.0138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style:style style:name="Sect4" style:family="section">
      <style:section-properties style:writing-mode="lr-tb" fo:margin-left="0in" fo:margin-right="0in" style:editable="false">
        <style:columns fo:column-count="2">
          <style:column style:rel-width="6979*" fo:start-indent="0in" fo:end-indent="0.2217in"/>
          <style:column style:rel-width="10735*" fo:start-indent="0.222in" fo:end-indent="0in"/>
        </style:columns>
      </style:section-properties>
    </style:style>
    <text:list-style style:name="L1">
      <text:list-level-style-number text:level="1" text:style-name="WW_5f_CharLFO1LVL1" loext:num-list-format="%1%" style:num-format="01, 02, 03, ...">
        <style:list-level-properties text:list-level-position-and-space-mode="label-alignment">
          <style:list-level-label-alignment text:label-followed-by="listtab" fo:text-indent="-1.2181in" fo:margin-left="5.4327in"/>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text-indent="-1.2181in" fo:margin-left="6.1173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1.2181in" fo:margin-left="6.8043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1.2181in" fo:margin-left="7.4909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1.2181in" fo:margin-left="8.178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1.2181in" fo:margin-left="8.8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1.2181in" fo:margin-left="9.552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1.2181in" fo:margin-left="10.239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1.2181in" fo:margin-left="10.926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259ae6" draw:opacity="100%" fo:min-height="0in" fo:min-width="0in"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solid" draw:fill-color="#259ae6" draw:opacity="100%" fo:min-height="0in" fo:min-width="0in" loext:decorative="false" style:run-through="background"/>
    </style:style>
    <style:style style:name="gr4" style:family="graphic">
      <style:graphic-properties draw:stroke="solid" svg:stroke-width="0.0252in" svg:stroke-color="#f5efeb" svg:stroke-opacity="100%" draw:fill="none" fo:min-height="0in" fo:min-width="0in" fo:padding-top="-0.0016in" fo:padding-bottom="-0.0016in" fo:padding-left="-0.0016in" fo:padding-right="-0.0016in" loext:decorative="false" style:run-through="background"/>
    </style:style>
    <style:style style:name="gr5" style:family="graphic">
      <style:graphic-properties draw:stroke="solid" svg:stroke-width="0.0252in" svg:stroke-color="#000000" svg:stroke-opacity="100%" draw:fill="none" fo:min-height="0in" fo:min-width="0in" fo:padding-top="-0.0016in" fo:padding-bottom="-0.0016in" fo:padding-left="-0.0016in" fo:padding-right="-0.0016in" loext:decorative="false" style:run-through="back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369ae6" draw:opacity="100%" fo:min-height="0in" fo:min-width="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fff" draw:opacity="100%" fo:min-height="0in" fo:min-width="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none" draw:fill-color="#ffffff" fo:min-height="2.36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none" draw:fill-color="#ffffff" fo:min-height="8.75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dce6f2" draw:opacity="100%" fo:min-height="0in" fo:min-width="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none" draw:fill-color="#ffffff" fo:min-height="9.62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ANNUAL </text:span></text:span><text:span text:style-name="Default_20_Paragraph_20_Font"><text:span text:style-name="T2">COM</text:span></text:span><text:span text:style-name="Default_20_Paragraph_20_Font"><text:span text:style-name="T3">P</text:span></text:span><text:span text:style-name="Default_20_Paragraph_20_Font"><text:span text:style-name="T2">ANY</text:span></text:span><text:span text:style-name="Default_20_Paragraph_20_Font"><text:span text:style-name="T4"> </text:span></text:span><text:span text:style-name="Default_20_Paragraph_20_Font"><text:span text:style-name="T5">REPORT</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section text:style-name="Sect1" text:name="Sect1">
        <text:p text:style-name="P4"><text:span text:style-name="Default_20_Paragraph_20_Font"><text:span text:style-name="T6">LOGO</text:span></text:span></text:p>
        <text:p text:style-name="P5"><draw:custom-shape text:anchor-type="paragraph" draw:z-index="2" draw:name="Graphic 2" draw:style-name="gr1" draw:text-style-name="P6" svg:width="12.7516in" svg:height="19.6307in" svg:x="1.398in" svg:y="1.178in"><text:p/><draw:enhanced-geometry svg:viewBox="0 0 11660505 17950180" draw:text-areas="?f8 ?f10 ?f9 ?f11" draw:type="non-primitive" draw:enhanced-path="M 11660470 0 L 0 0 0 17949742 11660470 17949742 116604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60505"/><draw:equation draw:name="f7" draw:formula="?f4 / 17950180"/><draw:equation draw:name="f8" draw:formula="?f0 / ?f6"/><draw:equation draw:name="f9" draw:formula="?f1 / ?f6"/><draw:equation draw:name="f10" draw:formula="?f2 / ?f7"/><draw:equation draw:name="f11" draw:formula="?f3 / ?f7"/></draw:enhanced-geometry></draw:custom-shape><text:span text:style-name="Default_20_Paragraph_20_Font"><text:span text:style-name="T7">NAME</text:span></text:span></text:p>
        <text:p text:style-name="P7"><text:span text:style-name="Default_20_Paragraph_20_Font"><text:span text:style-name="T8">Lorem ipsum dolor sit amet, consectetur adipiscing elit</text:span></text:span></text:p>
      </text:section>
      <text:h text:style-name="P8" text:outline-level="1"><draw:g text:anchor-type="paragraph" draw:z-index="3" draw:name="Group 4" draw:style-name="gr2"><draw:custom-shape draw:name="Graphic 5" draw:style-name="gr3" draw:text-style-name="P6" svg:width="12.7516in" svg:height="18.565in" svg:x="1.398in" svg:y="1.1508in"><text:p/><draw:enhanced-geometry svg:viewBox="0 0 11660505 16975455" draw:text-areas="?f8 ?f10 ?f9 ?f11" draw:type="non-primitive" draw:enhanced-path="M 11660470 0 L 0 0 0 16975206 11660470 16975206 116604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60505"/><draw:equation draw:name="f7" draw:formula="?f4 / 16975455"/><draw:equation draw:name="f8" draw:formula="?f0 / ?f6"/><draw:equation draw:name="f9" draw:formula="?f1 / ?f6"/><draw:equation draw:name="f10" draw:formula="?f2 / ?f7"/><draw:equation draw:name="f11" draw:formula="?f3 / ?f7"/></draw:enhanced-geometry></draw:custom-shape><draw:custom-shape draw:name="Graphic 6" draw:style-name="gr4" draw:text-style-name="P9" svg:width="0.0016in" svg:height="12.2016in" svg:x="6.9579in" svg:y="6.6909in"><text:p/><draw:enhanced-geometry svg:viewBox="0 0 1270 11157585" draw:text-areas="?f8 ?f10 ?f9 ?f11" draw:type="non-primitive" draw:enhanced-path="M 0 0 L 0 1115742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1157585"/><draw:equation draw:name="f8" draw:formula="0 / ?f6"/><draw:equation draw:name="f9" draw:formula="1270 / ?f6"/><draw:equation draw:name="f10" draw:formula="0 / ?f7"/><draw:equation draw:name="f11" draw:formula="11157585 / ?f7"/></draw:enhanced-geometry></draw:custom-shape></draw:g><text:span text:style-name="Default_20_Paragraph_20_Font"><text:span text:style-name="T9">Contents</text:span></text:span></text:h>
      <text:p text:style-name="P10"/>
      <text:p text:style-name="P10"/>
      <text:p text:style-name="P10"/>
      <text:p text:style-name="P10"/>
      <text:p text:style-name="P10"/>
      <text:p text:style-name="P10"/>
      <text:p text:style-name="P10"/>
      <text:p text:style-name="P11"/>
      <text:list text:style-name="L1">
        <text:list-item>
          <text:p text:style-name="P12"><text:span text:style-name="Default_20_Paragraph_20_Font"><text:span text:style-name="T9">Chapter 1</text:span></text:span></text:p>
        </text:list-item>
      </text:list>
      <text:p text:style-name="P13"><text:span text:style-name="Default_20_Paragraph_20_Font"><text:span text:style-name="T9">Lorem ipsum dolor sit amet, consectetur adipiscing elit</text:span></text:span></text:p>
      <text:p text:style-name="P14"/>
      <text:list text:continue-numbering="true" text:style-name="L1">
        <text:list-item>
          <text:p text:style-name="P15"><text:span text:style-name="Default_20_Paragraph_20_Font"><text:span text:style-name="T9">Chapter 2</text:span></text:span></text:p>
        </text:list-item>
      </text:list>
      <text:p text:style-name="P16"><text:span text:style-name="Default_20_Paragraph_20_Font"><text:span text:style-name="T9">Lorem ipsum dolor sit amet</text:span></text:span></text:p>
      <text:p text:style-name="P17"/>
      <text:list text:continue-numbering="true" text:style-name="L1">
        <text:list-item>
          <text:p text:style-name="P15"><text:span text:style-name="Default_20_Paragraph_20_Font"><text:span text:style-name="T10">Chapter 3</text:span></text:span></text:p>
        </text:list-item>
      </text:list>
      <text:p text:style-name="P18"><text:span text:style-name="Default_20_Paragraph_20_Font"><text:span text:style-name="T8">Duis aute irure dolor in reprehenderit in voluptate velit esse cillum dolore eu fugiat </text:span></text:span></text:p>
      <text:p text:style-name="P18"><text:span text:style-name="Default_20_Paragraph_20_Font"><text:span text:style-name="T8"/></text:span></text:p>
      <text:h text:style-name="P19" text:outline-level="3"><text:span text:style-name="Default_20_Paragraph_20_Font"><text:span text:style-name="T11">04</text:span></text:span><text:span text:style-name="Default_20_Paragraph_20_Font"><text:span text:style-name="T12"><text:tab/></text:span></text:span><text:span text:style-name="Default_20_Paragraph_20_Font"><text:span text:style-name="T9">Chapter 4</text:span></text:span></text:h>
      <text:p text:style-name="P18"><text:span text:style-name="Default_20_Paragraph_20_Font"><text:span text:style-name="T8">Excepteur sint occaecat cupidatat non proident, sunt in culpa qui officia deserunt mollit anim id est laborum</text:span></text:span></text:p>
      <text:p text:style-name="P18"><text:span text:style-name="Default_20_Paragraph_20_Font"><text:span text:style-name="T8"/></text:span></text:p>
      <text:h text:style-name="P19" text:outline-level="3"><text:span text:style-name="Default_20_Paragraph_20_Font"><text:span text:style-name="T12">0</text:span></text:span><text:span text:style-name="Default_20_Paragraph_20_Font"><text:span text:style-name="T11">5</text:span></text:span><text:span text:style-name="Default_20_Paragraph_20_Font"><text:span text:style-name="T12"><text:tab/></text:span></text:span><text:span text:style-name="Default_20_Paragraph_20_Font"><text:span text:style-name="T13">Chapter 5</text:span></text:span></text:h>
      <text:p text:style-name="P20"><text:span text:style-name="Default_20_Paragraph_20_Font"><text:span text:style-name="T8">Duis aute irure dolor in reprehenderit</text:span></text:span></text:p>
      <text:p text:style-name="P20"><text:span text:style-name="Default_20_Paragraph_20_Font"><text:span text:style-name="T8"/></text:span></text:p>
      <text:p text:style-name="P20"><text:span text:style-name="Default_20_Paragraph_20_Font"><text:span text:style-name="T8"/></text:span></text:p>
      <text:p text:style-name="P20"><text:span text:style-name="Default_20_Paragraph_20_Font"><text:span text:style-name="T8"/></text:span></text:p>
      <text:p text:style-name="P20"><text:span text:style-name="Default_20_Paragraph_20_Font"><text:span text:style-name="T8"/></text:span></text:p>
      <text:p text:style-name="P21"/>
      <text:p text:style-name="P21"/>
      <text:p text:style-name="P21"/>
      <text:p text:style-name="P22"/>
      <text:p text:style-name="P22"/>
      <text:p text:style-name="P22"/>
      <text:p text:style-name="P22"/>
      <text:p text:style-name="P22"/>
      <text:p text:style-name="P23"><text:span text:style-name="Default_20_Paragraph_20_Font"><text:span text:style-name="T14">C</text:span></text:span><text:span text:style-name="Default_20_Paragraph_20_Font"><text:span text:style-name="T15">OMPANY REPORT </text:span></text:span><text:span text:style-name="Default_20_Paragraph_20_Font"><text:span text:style-name="T16">01</text:span></text:span></text:p>
      <text:p text:style-name="P24"><draw:custom-shape text:anchor-type="paragraph" draw:z-index="0" draw:name="Group 8" draw:style-name="gr5" draw:text-style-name="P9" svg:width="12.7516in" svg:height="0.0016in" svg:x="0in" svg:y="0.0126in"><text:p/><draw:enhanced-geometry svg:viewBox="0 0 11660505 1270" draw:text-areas="?f8 ?f10 ?f9 ?f11" draw:type="non-primitive" draw:enhanced-path="M 0 0 L 116604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60505"/><draw:equation draw:name="f7" draw:formula="?f4 / 1270"/><draw:equation draw:name="f8" draw:formula="0 / ?f6"/><draw:equation draw:name="f9" draw:formula="11660505 / ?f6"/><draw:equation draw:name="f10" draw:formula="0 / ?f7"/><draw:equation draw:name="f11" draw:formula="1270 / ?f7"/></draw:enhanced-geometry></draw:custom-shape><text:span text:style-name="Default_20_Paragraph_20_Font"><text:span text:style-name="T17"/></text:span></text:p>
      <text:h text:style-name="P25" text:outline-level="1"><text:span text:style-name="Default_20_Paragraph_20_Font"><text:span text:style-name="T18">Chapter</text:span></text:span></text:h>
      <text:h text:style-name="P26" text:outline-level="2"><draw:custom-shape text:anchor-type="paragraph" draw:z-index="5" draw:name="Graphic 11" draw:style-name="gr6" draw:text-style-name="P27" svg:width="4.3413in" svg:height="13.8831in" svg:x="7.939in" svg:y="0.839in"><text:p/><draw:enhanced-geometry svg:viewBox="0 0 3969385 12694285" draw:text-areas="?f8 ?f10 ?f9 ?f11" draw:type="non-primitive" draw:enhanced-path="M 3858328 45 L 114651 0 72513 8010 34907 32255 9447 69042 45 110898 0 12579025 366 12588388 10203 12626315 33577 12660076 67330 12683465 110898 12693615 3856456 12693676 3863946 12693294 3905289 12681867 3940785 12654596 3963746 12614070 3969181 12582770 3969181 110898 3959023 67330 3936971 34907 3900184 9447 3858328 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9385"/><draw:equation draw:name="f7" draw:formula="?f4 / 12694285"/><draw:equation draw:name="f8" draw:formula="?f0 / ?f6"/><draw:equation draw:name="f9" draw:formula="?f1 / ?f6"/><draw:equation draw:name="f10" draw:formula="?f2 / ?f7"/><draw:equation draw:name="f11" draw:formula="?f3 / ?f7"/></draw:enhanced-geometry></draw:custom-shape><draw:custom-shape text:anchor-type="paragraph" draw:z-index="6" draw:name="Graphic 16" draw:style-name="gr7" draw:text-style-name="P28" svg:width="3.1559in" svg:height="3.1559in" svg:x="8.5319in" svg:y="1.6264in"><text:p/><draw:enhanced-geometry svg:viewBox="0 0 2885440 2885440" draw:text-areas="?f8 ?f10 ?f9 ?f11" draw:type="non-primitive" draw:enhanced-path="M 1442534 0 L 1393950 802 1345768 3194 1298013 7149 1250712 12642 1203888 19648 1157567 28141 1111775 38098 1066536 49491 1021876 62296 977821 76488 934394 92042 891623 108932 849531 127133 808144 146619 767488 167366 727588 189349 688468 212541 650154 236918 612672 262455 576047 289126 540303 316906 505466 345770 471562 375692 438615 406648 406651 438612 375695 471559 345773 505463 316909 540300 289128 576043 262457 612669 236920 650151 212543 688465 189350 727584 167368 767485 146621 808141 127134 849528 108933 891620 92043 934391 76489 977818 62297 1021873 49491 1066533 38098 1111772 28142 1157565 19648 1203886 12642 1250710 7149 1298012 3194 1345767 802 1393950 0 1442534 802 1491118 3194 1539300 7149 1587055 12642 1634357 19648 1681181 28142 1727501 38098 1773294 49491 1818532 62297 1863192 76489 1907248 92043 1950674 108933 1993446 127134 2035537 146621 2076924 167368 2117580 189350 2157481 212543 2196600 236920 2234914 262457 2272396 289128 2309022 316909 2344766 345773 2379602 375695 2413507 406651 2446453 438615 2478417 471562 2509373 505466 2539296 540303 2568160 576047 2595940 612672 2622611 650154 2648148 688468 2672525 727588 2695718 767488 2717701 808144 2738448 849531 2757935 891623 2776135 934394 2793025 977821 2808579 1021876 2822771 1066536 2835577 1111775 2846970 1157567 2856927 1203888 2865421 1250712 2872427 1298013 2877920 1345768 2881875 1393950 2884266 1442534 2885069 1491118 2884266 1539300 2881875 1587055 2877920 1634357 2872427 1681181 2865421 1727501 2856927 1773294 2846970 1818532 2835577 1863192 2822771 1907248 2808579 1950674 2793025 1993446 2776135 2035537 2757935 2076924 2738448 2117580 2717701 2157481 2695718 2196600 2672525 2234914 2648148 2272396 2622611 2309022 2595940 2344766 2568160 2379602 2539296 2413507 2509373 2446453 2478417 2478417 2446453 2509373 2413507 2539296 2379602 2568160 2344766 2595940 2309022 2622611 2272396 2648148 2234914 2672525 2196600 2695718 2157481 2717701 2117580 2738448 2076924 2757935 2035537 2776135 1993446 2793025 1950674 2808579 1907248 2822771 1863192 2835577 1818532 2846970 1773294 2856927 1727501 2865421 1681181 2872427 1634357 2877920 1587055 2881875 1539300 2884266 1491118 2885069 1442534 2884266 1393950 2881875 1345767 2877920 1298012 2872427 1250710 2865421 1203886 2856927 1157565 2846970 1111772 2835577 1066533 2822771 1021873 2808579 977818 2793025 934391 2776135 891620 2757935 849528 2738448 808141 2717701 767485 2695718 727584 2672525 688465 2648148 650151 2622611 612669 2595940 576043 2568160 540300 2539296 505463 2509373 471559 2478417 438612 2446453 406648 2413507 375692 2379602 345770 2344766 316906 2309022 289126 2272396 262455 2234914 236918 2196600 212541 2157481 189349 2117580 167366 2076924 146619 2035537 127133 1993446 108932 1950674 92042 1907248 76488 1863192 62296 1818532 49491 1773294 38098 1727501 28141 1681181 19648 1634357 12642 1587055 7149 1539300 3194 1491118 802 144253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5440"/><draw:equation draw:name="f7" draw:formula="?f4 / 2885440"/><draw:equation draw:name="f8" draw:formula="?f0 / ?f6"/><draw:equation draw:name="f9" draw:formula="?f1 / ?f6"/><draw:equation draw:name="f10" draw:formula="?f2 / ?f7"/><draw:equation draw:name="f11" draw:formula="?f3 / ?f7"/></draw:enhanced-geometry></draw:custom-shape><text:span text:style-name="Default_20_Paragraph_20_Font"><text:span text:style-name="T19">Lorem ipsum dolor sit amet, consectetur adipiscing elit, sed do eiusmod tempor incididunt ut labore et dolore magna aliqua.</text:span></text:span></text:h>
      <text:p text:style-name="P29"><draw:frame text:anchor-type="paragraph" draw:z-index="8" draw:name="Text Frame 1" draw:style-name="gr8" draw:text-style-name="P30" svg:width="2.363in" svg:height="2.363in" svg:x="4.5264in" svg:y="2.861in"><draw:text-box><text:p/></draw:text-box></draw:frame><draw:frame text:anchor-type="paragraph" draw:z-index="9" draw:name="Text Frame 2" draw:style-name="gr9" draw:text-style-name="P31" svg:width="3.1713in" svg:height="8.7539in" svg:x="8.5701in" svg:y="2.161in"><draw:text-box><text:p><text:span text:style-name="T2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span text:style-name="T20"><text:line-break/></text:span><text:span text:style-name="T20"><text:line-break/></text:span><text:span text:style-name="T20"><text:line-break/></text:span><text:span text:style-name="T20">Lorem ipsum dolor sit amet, consectetur adipiscing elit, sed do eiusmod tempor incididunt ut labore et dolore magna aliqua. Ut enim ad minim veniam, quis nostrud exercitation ullamco laboris nisi ut aliquip ex ea commodo consequat. </text:span></text:p></draw:text-box></draw:frame><text:span text:style-name="Default_20_Paragraph_20_Font"><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text:p>
      <text:p text:style-name="P32"/>
      <text:p text:style-name="P33"><text:span text:style-name="Default_20_Paragraph_20_Font"><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text:p>
      <text:p text:style-name="P21"/>
      <text:p text:style-name="P21"/>
      <text:p text:style-name="P34"/>
      <text:p text:style-name="P35"><text:span text:style-name="Default_20_Paragraph_20_Font"><text:span text:style-name="T14">C</text:span></text:span><text:span text:style-name="Default_20_Paragraph_20_Font"><text:span text:style-name="T15">OMPANY REPORT </text:span></text:span><text:span text:style-name="Default_20_Paragraph_20_Font"><text:span text:style-name="T16">02</text:span></text:span></text:p>
      <text:p text:style-name="P36"><draw:custom-shape text:anchor-type="paragraph" draw:z-index="1" draw:name="Group 21" draw:style-name="gr5" draw:text-style-name="P9" svg:width="12.7516in" svg:height="0.0016in" svg:x="0in" svg:y="0.0126in"><text:p/><draw:enhanced-geometry svg:viewBox="0 0 11660505 1270" draw:text-areas="?f8 ?f10 ?f9 ?f11" draw:type="non-primitive" draw:enhanced-path="M 0 0 L 116604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60505"/><draw:equation draw:name="f7" draw:formula="?f4 / 1270"/><draw:equation draw:name="f8" draw:formula="0 / ?f6"/><draw:equation draw:name="f9" draw:formula="11660505 / ?f6"/><draw:equation draw:name="f10" draw:formula="0 / ?f7"/><draw:equation draw:name="f11" draw:formula="1270 / ?f7"/></draw:enhanced-geometry></draw:custom-shape><text:span text:style-name="Default_20_Paragraph_20_Font"><text:span text:style-name="T17"/></text:span></text:p>
      <text:p text:style-name="P37"/>
      <text:p text:style-name="P38"/>
      <text:p text:style-name="P39"><draw:custom-shape text:anchor-type="paragraph" draw:z-index="7" draw:name="Graphic 25" draw:style-name="gr10" draw:text-style-name="P40" svg:width="4.3413in" svg:height="10.6461in" svg:x="-0.4654in" svg:y="0.7598in"><text:p/><draw:enhanced-geometry svg:viewBox="0 0 3969385 9735185" draw:text-areas="?f8 ?f10 ?f9 ?f11" draw:type="non-primitive" draw:enhanced-path="M 3858328 45 L 114651 0 72513 8010 34907 32255 9447 69042 45 110898 0 9619990 366 9629354 10203 9667318 32255 9699704 69042 9725194 109025 9734527 3854575 9734642 3860201 9734527 3900184 9725194 3934319 9702379 3959787 9665599 3969181 9623736 3969181 110898 3959023 67330 3936971 34907 3900184 9447 3858328 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9385"/><draw:equation draw:name="f7" draw:formula="?f4 / 9735185"/><draw:equation draw:name="f8" draw:formula="?f0 / ?f6"/><draw:equation draw:name="f9" draw:formula="?f1 / ?f6"/><draw:equation draw:name="f10" draw:formula="?f2 / ?f7"/><draw:equation draw:name="f11" draw:formula="?f3 / ?f7"/></draw:enhanced-geometry></draw:custom-shape><text:span text:style-name="Default_20_Paragraph_20_Font"><text:span text:style-name="T22"/></text:span></text:p>
      <text:h text:style-name="P41" text:outline-level="2" text:is-list-header="true"><text:span text:style-name="Default_20_Paragraph_20_Font"><text:span text:style-name="T23">Sub title</text:span></text:span></text:h>
      <text:p text:style-name="P42"><draw:frame text:anchor-type="paragraph" draw:z-index="10" draw:name="Text Frame 3" draw:style-name="gr11" draw:text-style-name="P44" svg:width="3.098in" svg:height="9.626in" svg:x="0.2472in" svg:y="0.2126in"><draw:text-box><text:p text:style-name="P43"><text:span text:style-name="T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span text:style-name="T24"><text:line-break/></text:span><text:span text:style-name="T24"><text:line-break/></text:span><text:span text:style-name="T24"><text:line-break/></text:span><text:span text:style-name="T24">Lorem ipsum dolor sit amet, consectetur adipiscing elit, sed do eiusmod tempor incididunt ut labore et dolore magna aliqua. Ut enim ad minim veniam, quis nostrud exercitation ullamco laboris nisi ut aliquip ex ea commodo consequat. </text:span></text:p></draw:text-box></draw:frame><text:span text:style-name="Default_20_Paragraph_20_Font"><text:span text:style-name="T21">Lorem ipsum dolor sit amet, consectetur adipiscing elit, sed do eiusmod tempor incididunt ut labore et dolore magna aliqua. Ut enim ad minim veniam, quis nostrud exercitation ullamco laboris nisi ut aliquip ex ea commodo consequat.</text:span></text:span></text:p>
      <text:p text:style-name="P45"/>
      <text:p text:style-name="P45"/>
      <text:p text:style-name="Body_20_Text"><text:span text:style-name="Default_20_Paragraph_20_Font"><text:span text:style-name="T25"/></text:span></text:p>
      <text:p text:style-name="P45"/>
      <text:p text:style-name="P46"/>
      <text:section text:style-name="Sect2" text:name="Sect5">
        <text:h text:style-name="P47" text:outline-level="2"><text:span text:style-name="Default_20_Paragraph_20_Font"><text:span text:style-name="T21">Sub title in two lines</text:span></text:span></text:h>
        <text:p text:style-name="P48"><text:span text:style-name="Default_20_Paragraph_20_Font"><text:span text:style-name="T21">Lorem ipsum dolor sit amet, consectetur adipiscing elit, sed do eiusmod tempor incididunt ut labore et dolore magna aliqua. Ut enim ad minim veniam, quis nostrud exercitation ullamco laboris nisi ut aliquip ex ea commodo consequat.</text:span></text:span></text:p>
        <text:h text:style-name="P49" text:outline-level="2"><text:span text:style-name="Default_20_Paragraph_20_Font"><text:span text:style-name="T26">Sub title in three lines, how dose it look?</text:span></text:span></text:h>
        <text:p text:style-name="P50"><text:span text:style-name="Default_20_Paragraph_20_Font"><text:span text:style-name="T21">Lorem ipsum dolor sit amet, consectetur adipiscing elit, sed do eiusmod tempor incididunt ut labore et dolore magna aliqua. Ut enim ad minim veniam, quis nostrud exercitation ullamco laboris nisi ut aliquip ex ea commodo consequat.</text:span></text:span></text:p>
      </text:section>
      <text:section text:style-name="Sect3" text:name="Sect6">
        <text:p text:style-name="P45"/>
        <text:p text:style-name="P45"/>
        <text:p text:style-name="P45"/>
        <text:p text:style-name="P45"/>
        <text:p text:style-name="P45"/>
        <text:p text:style-name="P45"/>
        <text:p text:style-name="P45"/>
        <text:p text:style-name="P45"/>
        <text:p text:style-name="P45"/>
        <text:p text:style-name="P51"/>
      </text:section>
      <text:section text:style-name="Sect4" text:name="Sect7">
        <text:p text:style-name="P52"><text:span text:style-name="Default_20_Paragraph_20_Font"><text:span text:style-name="T27">Lorem ipsum dolor sit amet, consectetur adipiscing elit.</text:span></text:span></text:p>
        <text:p text:style-name="P53"><text:span text:style-name="Default_20_Paragraph_20_Font"><text:span text:style-name="T28">Lorem ipsum dolor sit amet, consectetur adipiscing elit, sed do eiusmod tempor incididunt ut labore et dolore magna aliqua. Ut enim ad minim veniam, quis nostrud exercitation ullamco laboris nisi ut aliquip ex ea commodo consequat.</text:span></text:span></text:p>
      </text:section>
      <text:section text:style-name="Sect3" text:name="Sect8">
        <text:p text:style-name="P21"><draw:custom-shape text:anchor-type="paragraph" draw:z-index="4" draw:name="Graphic 30" draw:style-name="gr1" draw:text-style-name="P6" svg:width="12.7516in" svg:height="4.1661in" svg:x="1.398in" svg:y="14.9098in"><text:p/><draw:enhanced-geometry svg:viewBox="0 0 11660505 3809365" draw:text-areas="?f8 ?f10 ?f9 ?f11" draw:type="non-primitive" draw:enhanced-path="M 11549587 45 L 114651 0 72513 8010 34907 32255 9447 69042 45 110898 0 3694446 366 3703817 12649 3746841 40464 3781879 79575 3803617 11545841 3809097 11553332 3808868 11591411 3799650 11629537 3772837 11653132 3734841 11660493 114651 11660110 105280 11648683 63937 11621419 28441 11587979 8010 11549587 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60505"/><draw:equation draw:name="f7" draw:formula="?f4 / 3809365"/><draw:equation draw:name="f8" draw:formula="?f0 / ?f6"/><draw:equation draw:name="f9" draw:formula="?f1 / ?f6"/><draw:equation draw:name="f10" draw:formula="?f2 / ?f7"/><draw:equation draw:name="f11" draw:formula="?f3 / ?f7"/></draw:enhanced-geometry></draw:custom-shape></text:p>
        <text:p text:style-name="P21"/>
        <text:p text:style-name="P21"/>
        <text:p text:style-name="P54"/>
        <text:p text:style-name="P35"><text:span text:style-name="Default_20_Paragraph_20_Font"><text:span text:style-name="T14">C</text:span></text:span><text:span text:style-name="Default_20_Paragraph_20_Font"><text:span text:style-name="T15">OMPANY REPORT </text:span></text:span><text:span text:style-name="Default_20_Paragraph_20_Font"><text:span text:style-name="T16">03</text:span></text:span></text:p>
      </text:section>
      <text:h text:style-name="P55" text:outline-level="1"><text:span text:style-name="Default_20_Paragraph_20_Font"><text:span text:style-name="T29">Conclusion</text:span></text:span></text:h>
      <text:h text:style-name="P56" text:outline-level="2"><text:span text:style-name="Default_20_Paragraph_20_Font"><text:span text:style-name="T30">Lorem ipsum dolor sit amet, consectetur adipiscing elit, sed do eiusmod tempor incididunt ut labore et dolore magna aliqua. </text:span></text:span></text:h>
      <text:p text:style-name="P57"/>
      <text:p text:style-name="P58"><text:span text:style-name="Default_20_Paragraph_20_Font"><text:span text:style-name="T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text:p>
      <text:p text:style-name="P58"><text:span text:style-name="Default_20_Paragraph_20_Font"><text:span text:style-name="T31"/></text:span></text:p>
      <text:p text:style-name="P58"><text:span text:style-name="Default_20_Paragraph_20_Font"><text:span text:style-name="T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59"><text:span text:style-name="Default_20_Paragraph_20_Font"><text:span text:style-name="T16"/></text:span></text:p>
      <text:p text:style-name="P35"><text:span text:style-name="Default_20_Paragraph_20_Font"><text:span text:style-name="T14">C</text:span></text:span><text:span text:style-name="Default_20_Paragraph_20_Font"><text:span text:style-name="T15">OMPANY REPORT </text:span></text:span><text:span text:style-name="Default_20_Paragraph_20_Font"><text:span text:style-name="T16">04</text:span></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riam Libre" svg:font-family="'Miriam Libre'" style:font-pitch="variable"/>
    <style:font-face style:name="ROBOTO BLACK" svg:font-family="'ROBOTO BLACK'" style:font-family-generic="system" style:font-pitch="variable"/>
    <style:font-face style:name="Roboto" svg:font-family="Robot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chapter">
      <style:paragraph-properties fo:margin-left="0.1953in" fo:margin-top="0.0575in" fo:margin-bottom="0in" style:contextual-spacing="false" fo:hyphenation-ladder-count="no-limit" fo:hyphenation-keep="auto" loext:hyphenation-keep-type="column">
        <style:tab-stops/>
      </style:paragraph-properties>
      <style:text-properties style:font-name="ROBOTO BLACK" fo:font-family="'ROBOTO BLACK'" style:font-family-generic="system" style:font-pitch="variable" fo:font-size="92pt" fo:font-weight="bold" style:font-name-asian="ROBOTO BLACK" style:font-family-asian="'ROBOTO BLACK'" style:font-family-generic-asian="system" style:font-pitch-asian="variable" style:font-size-asian="92pt" style:font-weight-asian="bold" style:font-name-complex="ROBOTO BLACK" style:font-family-complex="'ROBOTO BLACK'" style:font-family-generic-complex="system" style:font-pitch-complex="variable" style:font-size-complex="92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chapter">
      <style:paragraph-properties fo:margin-left="0.9429in" fo:margin-top="0.1118in" fo:margin-bottom="0in" style:contextual-spacing="false" fo:hyphenation-ladder-count="no-limit" fo:hyphenation-keep="auto" loext:hyphenation-keep-type="column">
        <style:tab-stops/>
      </style:paragraph-properties>
      <style:text-properties style:font-name="Arial" fo:font-family="Arial" style:font-family-generic="swiss" style:font-pitch="variable" fo:font-size="27pt" fo:font-weight="bold" style:font-name-asian="Arial" style:font-family-asian="Arial" style:font-family-generic-asian="swiss" style:font-pitch-asian="variable" style:font-size-asian="27pt" style:font-weight-asian="bold" style:font-name-complex="Arial" style:font-family-complex="Arial" style:font-family-generic-complex="swiss" style:font-pitch-complex="variable" style:font-size-complex="27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left="5.4327in" fo:hyphenation-ladder-count="no-limit" fo:hyphenation-keep="auto" loext:hyphenation-keep-type="column" fo:text-indent="-1.2181in" style:auto-text-indent="false">
        <style:tab-stops/>
      </style:paragraph-properties>
      <style:text-properties style:font-name="Arial" fo:font-family="Arial" style:font-family-generic="swiss" style:font-pitch="variable" fo:font-size="22.5pt" fo:font-weight="bold" style:font-name-asian="Arial" style:font-family-asian="Arial" style:font-family-generic-asian="swiss" style:font-pitch-asian="variable" style:font-size-asian="22.5pt" style:font-weight-asian="bold" style:font-name-complex="Arial" style:font-family-complex="Arial" style:font-family-generic-complex="swiss" style:font-pitch-complex="variable" style:font-size-complex="22.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Roboto" fo:font-family="Roboto" style:font-family-generic="system" style:font-pitch="variable" style:font-name-asian="Roboto" style:font-family-asian="Roboto" style:font-family-generic-asian="system" style:font-pitch-asian="variable" style:font-name-complex="Roboto" style:font-family-complex="Roboto" style:font-family-generic-complex="system" style:font-pitch-complex="variable"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hyphenation-ladder-count="no-limit" fo:hyphenation-keep="auto" loext:hyphenation-keep-type="column"/>
      <style:text-properties fo:font-size="22.5pt" style:font-size-asian="22.5pt" style:font-size-complex="2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5.4327in" fo:hyphenation-ladder-count="no-limit" fo:hyphenation-keep="auto" loext:hyphenation-keep-type="column" fo:text-indent="-1.2181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WW_5f_CharLFO1LVL1" style:display-name="WW_CharLFO1LVL1" style:family="text">
      <style:text-properties fo:color="#f5efeb" loext:opacity="100%" style:font-name="Roboto" fo:font-family="Roboto" style:font-family-generic="system" style:font-pitch="variable" fo:font-size="22.5pt" fo:letter-spacing="normal" fo:language="en" fo:country="US" fo:font-style="normal" fo:font-weight="normal" style:font-name-asian="Roboto" style:font-family-asian="Roboto" style:font-family-generic-asian="system" style:font-pitch-asian="variable" style:font-size-asian="22.5pt" style:language-asian="en" style:country-asian="US" style:font-style-asian="normal" style:font-weight-asian="normal" style:font-name-complex="Roboto" style:font-family-complex="Roboto" style:font-family-generic-complex="system" style:font-pitch-complex="variable" style:font-size-complex="22.5pt" style:language-complex="ar" style:country-complex="SA" style:font-style-complex="normal" style:font-weight-complex="normal" style:text-scale="100%"/>
    </style:style>
    <style:style style:name="WW_5f_CharLFO1LVL2" style:display-name="WW_CharLFO1LVL2" style:family="text">
      <style:text-properties fo:language="en" fo:country="US" style:language-asian="en" style:country-asian="US" style:language-complex="ar" style:country-complex="SA"/>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5.5484in" fo:page-height="21.9862in" style:num-format="1" style:print-orientation="portrait" fo:margin-top="1.1807in" fo:margin-bottom="0.1945in" fo:margin-left="1.8693in" fo:margin-right="1.37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15.5484in" fo:page-height="21.9862in" style:num-format="1" style:print-orientation="portrait" fo:margin-top="1.1528in" fo:margin-bottom="0.1945in" fo:margin-left="1.8693in" fo:margin-right="1.37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15.5484in" fo:page-height="21.9862in" style:num-format="1" style:print-orientation="portrait" fo:margin-top="1.3752in" fo:margin-bottom="0.1945in" fo:margin-left="1.8693in" fo:margin-right="1.37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2" style:page-layout-name="Mpm3" draw:style-name="Mdp1"/>
    <style:master-page style:name="MP3" style:page-layout-name="Mpm3" draw:style-name="Mdp1"/>
    <style:master-page style:name="MP4" style:page-layout-name="Mpm3" draw:style-name="Mdp1"/>
    <style:master-page style:name="MP9"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meta:creation-date>2025-08-21T09:38:00Z</meta:creation-date>
    <dc:date>2025-08-21T10:18:53.089085234</dc:date>
    <meta:editing-cycles>3</meta:editing-cycles>
    <meta:editing-duration>PT1M10S</meta:editing-duration>
    <meta:document-statistic meta:table-count="0" meta:image-count="0" meta:object-count="0" meta:page-count="5" meta:paragraph-count="35" meta:word-count="575" meta:character-count="3630" meta:non-whitespace-character-count="3091"/>
    <meta:user-defined meta:name="Created" meta:value-type="date">2025-08-21T00:00:00Z</meta:user-defined>
    <meta:user-defined meta:name="Creator">Adobe Express</meta:user-defined>
    <meta:user-defined meta:name="LastSaved" meta:value-type="date">2025-08-21T00:00:00Z</meta:user-defined>
    <meta:user-defined meta:name="Producer">Adobe Express</meta:user-defined>
    <meta:template xlink:type="simple" xlink:actuate="onRequest" xlink:title="" xlink:href="Normal.dotm"/>
  </office:meta>
</office:document-meta>
</file>